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634cm" fo:min-width="4.27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634cm" fo:min-width="5.26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416cm" fo:min-width="4.871cm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1.596cm" fo:min-width="1.424cm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2.116cm" fo:min-width="2.00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345cm" fo:min-width="0.2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71cm" svg:height="1.884cm" svg:x="8.338cm" svg:y="9.379cm">
          <text:p text:style-name="P1">Employe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71cm" svg:height="1.884cm" svg:x="2.325cm" svg:y="17.83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71cm" svg:height="1.884cm" svg:x="13.95cm" svg:y="17.759cm">
          <text:p text:style-name="P1">Branch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771cm" svg:height="1.884cm" svg:x="2.645cm" svg:y="23.452cm">
          <text:p text:style-name="P1">Exam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71cm" svg:height="1.884cm" svg:x="14.712cm" svg:y="5.851cm">
          <text:p text:style-name="P1">vehicl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769cm" svg:height="1.884cm" svg:x="14.231cm" svg:y="1cm">
          <text:p text:style-name="P1">Vehicle Inspec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5.371cm" svg:height="2.666cm" draw:transform="skewX (0.0111701072127637) rotate (0.0113446401379631) translate (2.005cm 17.519cm)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47cm" svg:height="3.691cm" svg:x="1.925cm" svg:y="7.733cm">
          <text:p text:style-name="P1">Les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6" draw:id="id6" draw:layer="layout" svg:width="5.009cm" svg:height="4.731cm" svg:x="1.325cm" svg:y="7.174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3.109cm" svg:y1="10.321cm" svg:x2="16.335cm" svg:y2="17.759cm" draw:start-shape="id1" draw:start-glue-point="1" draw:end-shape="id2" draw:end-glue-point="0" svg:d="M13109 10321h3226v7438" svg:viewBox="0 0 3227 7439">
          <text:p/>
        </draw:connector>
        <draw:line draw:style-name="gr7" draw:text-style-name="P1" draw:layer="layout" svg:x1="15.354cm" svg:y1="16.957cm" svg:x2="17.358cm" svg:y2="16.957cm">
          <text:p/>
        </draw:line>
        <draw:line draw:style-name="gr7" draw:text-style-name="P1" draw:layer="layout" svg:x1="13.991cm" svg:y1="10.301cm" svg:x2="13.109cm" svg:y2="9.74cm">
          <text:p/>
        </draw:line>
        <draw:line draw:style-name="gr7" draw:text-style-name="P1" draw:layer="layout" svg:x1="13.991cm" svg:y1="10.381cm" svg:x2="13.149cm" svg:y2="10.983cm">
          <text:p/>
        </draw:line>
        <draw:connector draw:style-name="gr6" draw:text-style-name="P1" draw:layer="layout" svg:x1="10.723cm" svg:y1="9.379cm" svg:x2="14.712cm" svg:y2="6.793cm" draw:start-shape="id1" draw:start-glue-point="0" draw:end-shape="id3" draw:end-glue-point="3" svg:d="M10723 9379v-2586h3989" svg:viewBox="0 0 3990 2587">
          <text:p/>
        </draw:connector>
        <draw:line draw:style-name="gr7" draw:text-style-name="P1" draw:layer="layout" svg:x1="10.383cm" svg:y1="8.658cm" svg:x2="11.305cm" svg:y2="8.698cm">
          <text:p/>
        </draw:line>
        <draw:line draw:style-name="gr7" draw:text-style-name="P1" draw:layer="layout" svg:x1="13.59cm" svg:y1="6.132cm" svg:x2="13.59cm" svg:y2="7.335cm">
          <text:p/>
        </draw:line>
        <draw:connector draw:style-name="gr6" draw:text-style-name="P1" draw:layer="layout" svg:x1="17.097cm" svg:y1="5.851cm" svg:x2="17.115cm" svg:y2="2.884cm" draw:start-shape="id3" draw:start-glue-point="0" draw:end-shape="id4" draw:end-glue-point="2" svg:d="M17097 5851v-1483h18v-1484" svg:viewBox="0 0 19 2968">
          <text:p/>
        </draw:connector>
        <draw:line draw:style-name="gr7" draw:text-style-name="P1" draw:layer="layout" svg:x1="16.597cm" svg:y1="5.411cm" svg:x2="17.879cm" svg:y2="5.451cm">
          <text:p/>
        </draw:line>
        <draw:line draw:style-name="gr7" draw:text-style-name="P1" draw:layer="layout" svg:x1="16.797cm" svg:y1="3.366cm" svg:x2="16.356cm" svg:y2="2.885cm">
          <text:p/>
        </draw:line>
        <draw:custom-shape draw:style-name="gr8" draw:text-style-name="P1" draw:layer="layout" svg:width="1.002cm" svg:height="0.841cm" svg:x="16.597cm" svg:y="3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98cm" svg:y1="3.406cm" svg:x2="17.639cm" svg:y2="2.885cm">
          <text:p/>
        </draw:line>
        <draw:connector draw:style-name="gr6" draw:text-style-name="P1" draw:layer="layout" svg:x1="4.69cm" svg:y1="17.489cm" svg:x2="3.83cm" svg:y2="11.905cm" draw:start-shape="id5" draw:start-glue-point="0" draw:end-shape="id6" draw:end-glue-point="6" svg:d="M4690 17489v-2808h-860v-2776" svg:viewBox="0 0 861 5585">
          <text:p/>
        </draw:connector>
        <draw:connector draw:style-name="gr6" draw:text-style-name="P1" draw:layer="layout" svg:x1="6.334cm" svg:y1="9.54cm" svg:x2="8.338cm" svg:y2="10.321cm" draw:start-shape="id6" draw:start-glue-point="7" draw:end-shape="id1" draw:end-glue-point="3" svg:d="M6334 9540h1002v781h1002" svg:viewBox="0 0 2005 782">
          <text:p/>
        </draw:connector>
        <draw:line draw:style-name="gr7" draw:text-style-name="P1" draw:layer="layout" svg:x1="4.049cm" svg:y1="16.957cm" svg:x2="5.292cm" svg:y2="16.957cm">
          <text:p/>
        </draw:line>
        <draw:line draw:style-name="gr7" draw:text-style-name="P1" draw:layer="layout" svg:x1="7.777cm" svg:y1="9.9cm" svg:x2="7.777cm" svg:y2="10.782cm">
          <text:p/>
        </draw:line>
        <draw:connector draw:style-name="gr6" draw:text-style-name="P1" draw:layer="layout" svg:x1="4.69cm" svg:y1="20.155cm" svg:x2="16.335cm" svg:y2="19.643cm" draw:start-shape="id5" draw:start-glue-point="2" draw:end-shape="id2" draw:end-glue-point="2" svg:d="M4690 20155v530h11645v-1042" svg:viewBox="0 0 11646 1043">
          <text:p/>
        </draw:connector>
        <draw:line draw:style-name="gr7" draw:text-style-name="P1" draw:layer="layout" svg:x1="15.875cm" svg:y1="20.205cm" svg:x2="16.957cm" svg:y2="20.205cm">
          <text:p/>
        </draw:line>
        <draw:line draw:style-name="gr7" draw:text-style-name="P1" draw:layer="layout" svg:x1="4.69cm" svg:y1="20.686cm" svg:x2="4.37cm" svg:y2="20.164cm">
          <text:p/>
        </draw:line>
        <draw:line draw:style-name="gr7" draw:text-style-name="P1" draw:layer="layout" svg:x1="4.69cm" svg:y1="20.686cm" svg:x2="5.051cm" svg:y2="20.164cm">
          <text:p/>
        </draw:line>
        <draw:connector draw:style-name="gr6" draw:text-style-name="P1" draw:layer="layout" draw:line-skew="-0.942cm" svg:x1="2.005cm" svg:y1="18.852cm" svg:x2="2.645cm" svg:y2="24.394cm" draw:start-shape="id5" draw:start-glue-point="3" draw:end-shape="id7" draw:end-glue-point="3" svg:d="M2005 18852h-1444v5542h2084" svg:viewBox="0 0 2085 5543">
          <text:p/>
        </draw:connector>
        <draw:line draw:style-name="gr7" draw:text-style-name="P1" draw:layer="layout" svg:x1="1.483cm" svg:y1="18.32cm" svg:x2="1.483cm" svg:y2="19.523cm">
          <text:p/>
        </draw:line>
        <draw:line draw:style-name="gr7" draw:text-style-name="P1" draw:layer="layout" svg:x1="2.044cm" svg:y1="24.414cm" svg:x2="2.646cm" svg:y2="23.973cm">
          <text:p/>
        </draw:line>
        <draw:line draw:style-name="gr7" draw:text-style-name="P1" draw:layer="layout" svg:x1="2.044cm" svg:y1="24.414cm" svg:x2="2.646cm" svg:y2="24.975cm">
          <text:p/>
        </draw:line>
        <draw:custom-shape draw:style-name="gr4" draw:text-style-name="P1" draw:layer="layout" svg:width="3.847cm" svg:height="3.691cm" svg:x="8.78cm" svg:y="14.309cm">
          <text:p text:style-name="P1">Interview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8" draw:id="id8" draw:layer="layout" svg:width="5.009cm" svg:height="4.731cm" svg:x="8.18cm" svg:y="1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7.376cm" svg:y1="18.791cm" svg:x2="10.685cm" svg:y2="18.481cm" draw:end-shape="id8" draw:end-glue-point="6" svg:d="M7376 18791v191h3309v-501" svg:viewBox="0 0 3310 502">
          <text:p/>
        </draw:connector>
        <draw:connector draw:style-name="gr6" draw:text-style-name="P1" draw:layer="layout" svg:x1="10.723cm" svg:y1="11.263cm" svg:x2="10.685cm" svg:y2="13.75cm" draw:start-shape="id1" draw:start-glue-point="2" svg:d="M10723 11263v1494h-38v993" svg:viewBox="0 0 39 2488">
          <text:p/>
        </draw:connector>
        <draw:line draw:style-name="gr7" draw:text-style-name="P1" draw:layer="layout" svg:x1="7.817cm" svg:y1="18.521cm" svg:x2="7.857cm" svg:y2="19.483cm">
          <text:p/>
        </draw:line>
        <draw:line draw:style-name="gr7" draw:text-style-name="P1" draw:layer="layout" svg:x1="10.383cm" svg:y1="18.721cm" svg:x2="11.064cm" svg:y2="18.721cm">
          <text:p/>
        </draw:line>
        <draw:line draw:style-name="gr7" draw:text-style-name="P1" draw:layer="layout" svg:x1="10.343cm" svg:y1="11.544cm" svg:x2="11.104cm" svg:y2="11.544cm">
          <text:p/>
        </draw:line>
        <draw:custom-shape draw:style-name="gr8" draw:text-style-name="P1" draw:layer="layout" svg:width="1.002cm" svg:height="0.841cm" svg:x="10.18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303cm" svg:y1="13.309cm" svg:x2="10.102cm" svg:y2="14.271cm">
          <text:p/>
        </draw:line>
        <draw:line draw:style-name="gr7" draw:text-style-name="P1" draw:layer="layout" svg:x1="11.104cm" svg:y1="13.189cm" svg:x2="11.185cm" svg:y2="14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4:27:15.519606699</meta:creation-date>
    <dc:date>2015-12-06T06:54:56.968376314</dc:date>
    <meta:editing-duration>PT7M18S</meta:editing-duration>
    <meta:editing-cycles>4</meta:editing-cycles>
    <meta:generator>LibreOffice/4.3.3.2$Linux_X86_64 LibreOffice_project/430m0$Build-2</meta:generator>
    <meta:document-statistic meta:object-count="43"/>
  </office:meta>
</office:document-meta>
</file>